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333333" style:font-name="arial" fo:font-size="12pt" fo:letter-spacing="normal" fo:font-style="normal" fo:font-weight="normal" officeooo:rsid="0018df16" officeooo:paragraph-rsid="0018df16"/>
    </style:style>
    <style:style style:name="P2" style:family="paragraph" style:parent-style-name="Text_20_body" style:list-style-name="L1">
      <style:text-properties fo:font-variant="normal" fo:text-transform="none" fo:color="#333333" style:font-name="arial" fo:font-size="12pt" fo:letter-spacing="normal" fo:font-style="normal" fo:font-weight="normal" officeooo:rsid="0018df16" officeooo:paragraph-rsid="001b9f23" style:font-weight-asian="bold" style:font-weight-complex="bold"/>
    </style:style>
    <style:style style:name="P3" style:family="paragraph" style:parent-style-name="Text_20_body" style:list-style-name="L1">
      <style:text-properties fo:font-variant="normal" fo:text-transform="none" fo:color="#333333" style:font-name="arial" fo:font-size="12pt" fo:letter-spacing="normal" fo:font-style="normal" fo:font-weight="normal" officeooo:rsid="001a44c9" officeooo:paragraph-rsid="0020076b" style:font-weight-asian="bold" style:font-weight-complex="bold"/>
    </style:style>
    <style:style style:name="P4" style:family="paragraph" style:parent-style-name="Text_20_body" style:list-style-name="L1">
      <style:text-properties fo:font-variant="normal" fo:text-transform="none" fo:color="#333333" style:font-name="arial" fo:font-size="12pt" fo:letter-spacing="normal" fo:font-style="normal" fo:font-weight="normal" officeooo:paragraph-rsid="00248b97"/>
    </style:style>
    <style:style style:name="P5" style:family="paragraph" style:parent-style-name="Text_20_body" style:list-style-name="L1">
      <style:text-properties fo:font-variant="normal" fo:text-transform="none" fo:color="#333333" style:font-name="arial" fo:font-size="12pt" fo:letter-spacing="normal" fo:font-style="normal" fo:font-weight="normal" officeooo:paragraph-rsid="00248b97" style:font-weight-asian="normal" style:font-weight-complex="normal"/>
    </style:style>
    <style:style style:name="P6" style:family="paragraph" style:parent-style-name="Text_20_body" style:list-style-name="L1">
      <style:text-properties fo:font-variant="normal" fo:text-transform="none" fo:color="#333333" style:font-name="arial" fo:font-size="12pt" fo:letter-spacing="normal" fo:font-style="normal" fo:font-weight="bold" officeooo:rsid="001a44c9" officeooo:paragraph-rsid="001a44c9" style:font-weight-asian="bold" style:font-weight-complex="bold"/>
    </style:style>
    <style:style style:name="P7" style:family="paragraph" style:parent-style-name="Text_20_body" style:list-style-name="L1">
      <style:text-properties fo:font-variant="normal" fo:text-transform="none" fo:color="#333333" style:font-name="arial" fo:font-size="12pt" fo:letter-spacing="normal" fo:font-style="normal" fo:font-weight="bold" officeooo:rsid="00216820" officeooo:paragraph-rsid="00216820" style:font-weight-asian="bold" style:font-weight-complex="bold"/>
    </style:style>
    <style:style style:name="P8" style:family="paragraph" style:parent-style-name="Text_20_body" style:list-style-name="L2">
      <style:text-properties officeooo:paragraph-rsid="001b9f23"/>
    </style:style>
    <style:style style:name="T1" style:family="text">
      <style:text-properties officeooo:rsid="0018df16"/>
    </style:style>
    <style:style style:name="T2" style:family="text">
      <style:text-properties officeooo:rsid="001a44c9"/>
    </style:style>
    <style:style style:name="T3" style:family="text">
      <style:text-properties officeooo:rsid="001d8f35"/>
    </style:style>
    <style:style style:name="T4" style:family="text">
      <style:text-properties fo:color="#c7254e" style:font-name="Menlo" fo:font-size="9.75pt"/>
    </style:style>
    <style:style style:name="T5" style:family="text">
      <style:text-properties fo:color="#c7254e" style:font-name="Menlo" fo:font-size="9.75pt" officeooo:rsid="001d8f35"/>
    </style:style>
    <style:style style:name="T6" style:family="text">
      <style:text-properties officeooo:rsid="0018df16" style:font-weight-asian="bold" style:font-weight-complex="bold"/>
    </style:style>
    <style:style style:name="T7" style:family="text">
      <style:text-properties officeooo:rsid="00216820" style:font-weight-asian="bold" style:font-weight-complex="bold"/>
    </style:style>
    <style:style style:name="T8" style:family="text">
      <style:text-properties officeooo:rsid="00228874" style:font-weight-asian="bold" style:font-weight-complex="bold"/>
    </style:style>
    <style:style style:name="T9" style:family="text">
      <style:text-properties fo:font-weight="bold" officeooo:rsid="00216820" style:font-weight-asian="bold" style:font-weight-complex="bold"/>
    </style:style>
    <style:style style:name="T10" style:family="text">
      <style:text-properties fo:font-weight="bold" officeooo:rsid="00248b97"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otstrap</text:h>
      <text:p text:style-name="Text_20_body"/>
      <text:list xml:id="list8337442896736389368" text:style-name="L1">
        <text:list-item>
          <text:p text:style-name="P6">How bootstrap framework theme help to increase the speed of design &amp; development?</text:p>
          <text:p text:style-name="P2">Answer: - <text:span text:style-name="T2">If we are going to develop a fresh new website. So we should use bootstrap framework for theming of that website. Bootstrap provide ready-made startup website theme structure so we do not need to write elements initial css. It provide a list of plugins that we can use as per our website requirement. It saves the time to writing JS for customizing dropdowns, menus, buttons and fields etc.</text:span></text:p>
        </text:list-item>
        <text:list-item>
          <text:p text:style-name="P6">Is bootstrap responsive for all devices?</text:p>
          <text:p text:style-name="P3"><text:span text:style-name="T1">Answer: - Bootstrap is responsive for all devices width. It provides 12 columns grid system which is fully responsive. It provide a list of classes for making any container responsive. We just need to add that class to the container and bootstrap will make it responsive automatically. It provide a list of classes for container to visible only for desktop websites only and on other devices it should not be visible. For example </text:span><text:span text:style-name="T4">.visible-md-*</text:span><text:span text:style-name="T3"> this class we can use for the container that we want to show only on ~desktop devices.</text:span><text:span text:style-name="T5"> </text:span></text:p>
        </text:list-item>
        <text:list-item>
          <text:p text:style-name="P7">Is bootstrap support CSS pre-processors?</text:p>
          <text:p text:style-name="P4"><text:span text:style-name="T6">Answer: - </text:span><text:span text:style-name="T7">Bootstrap support two css pre-processors LESS and SASS. Where as we can also do direct css changes to css files </text:span><text:span text:style-name="T8">but before compiling LESS or SASS we need to update latest css to LESS or SASS whatever we are using as pre-processor.</text:span></text:p>
        </text:list-item>
        <text:list-item>
          <text:p text:style-name="P4"><text:span text:style-name="T10">What extra features</text:span><text:span text:style-name="T9"> bootstrap </text:span><text:span text:style-name="T10">provide us for design &amp; development</text:span><text:span text:style-name="T9">?</text:span></text:p>
          <text:p text:style-name="P5"><text:span text:style-name="T1">Answer: - Bootstrap provide list of glyphs which we can use for symbolic language, where currently we use images for each symbol. It provides dropdowns, button dropdowns, navigations, range selector, Badges, alert boxes, progress bar, process bar and many more plugins that we can use for listing our data and information.</text:span></text:p>
        </text:list-item>
        <text:list-item>
          <text:p text:style-name="P5"/>
        </text:list-item>
      </text:list>
      <text:p text:style-name="P1"><text:tab/></text:p>
      <text:list xml:id="list1875948223323380619" text:style-name="L2">
        <text:list-header>
          <text:p text:style-name="P8"/>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Monaco, Consolas, 'Courier New', monospace"/>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1:08:27.989726587</meta:creation-date>
    <dc:date>2014-12-03T16:51:59.755355506</dc:date>
    <meta:editing-duration>PT1H57M8S</meta:editing-duration>
    <meta:editing-cycles>18</meta:editing-cycles>
    <meta:generator>LibreOffice/4.2.7.2$Linux_X86_64 LibreOffice_project/420m0$Build-2</meta:generator>
    <meta:document-statistic meta:table-count="0" meta:image-count="0" meta:object-count="0" meta:page-count="1" meta:paragraph-count="11" meta:word-count="296" meta:character-count="1740" meta:non-whitespace-character-count="1456"/>
  </office:meta>
</office:document-meta>
</file>